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494cm"/>
    </style:style>
    <style:style style:name="Table2.B" style:family="table-column">
      <style:table-column-properties style:column-width="14.5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462c" officeooo:paragraph-rsid="001f462c"/>
    </style:style>
    <style:style style:name="P2" style:family="paragraph" style:parent-style-name="Standard">
      <style:text-properties officeooo:rsid="001f462c" officeooo:paragraph-rsid="00241b61"/>
    </style:style>
    <style:style style:name="P3" style:family="paragraph" style:parent-style-name="Standard">
      <style:text-properties officeooo:rsid="001f462c" officeooo:paragraph-rsid="0025bd0a"/>
    </style:style>
    <style:style style:name="P4" style:family="paragraph" style:parent-style-name="Standard">
      <style:paragraph-properties fo:text-align="center" style:justify-single-word="false"/>
      <style:text-properties officeooo:rsid="001f462c" officeooo:paragraph-rsid="001f462c"/>
    </style:style>
    <style:style style:name="P5" style:family="paragraph" style:parent-style-name="Standard">
      <style:text-properties fo:font-weight="bold" officeooo:rsid="001f462c" officeooo:paragraph-rsid="001f462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462c" officeooo:paragraph-rsid="001f462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8" style:family="paragraph" style:parent-style-name="Standard">
      <style:text-properties fo:font-weight="bold" officeooo:rsid="002790ff" officeooo:paragraph-rsid="002790f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officeooo:rsid="00228736" officeooo:paragraph-rsid="00228736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28736" officeooo:paragraph-rsid="00228736" style:font-weight-asian="bold" style:font-weight-complex="bold"/>
    </style:style>
    <style:style style:name="P11" style:family="paragraph" style:parent-style-name="Table_20_Contents">
      <style:text-properties fo:font-weight="bold" officeooo:rsid="0027b017" officeooo:paragraph-rsid="0027b017" style:font-weight-asian="bold" style:font-weight-complex="bold"/>
    </style:style>
    <style:style style:name="P12" style:family="paragraph" style:parent-style-name="Table_20_Contents">
      <style:text-properties officeooo:rsid="00353439" officeooo:paragraph-rsid="0027b017"/>
    </style:style>
    <style:style style:name="P13" style:family="paragraph" style:parent-style-name="Table_20_Contents">
      <style:text-properties officeooo:rsid="0027b017" officeooo:paragraph-rsid="0027b017"/>
    </style:style>
    <style:style style:name="P14" style:family="paragraph" style:parent-style-name="Standard" style:list-style-name="L1">
      <style:text-properties officeooo:rsid="00231ccd" officeooo:paragraph-rsid="00231ccd"/>
    </style:style>
    <style:style style:name="P15" style:family="paragraph" style:parent-style-name="Table_20_Contents" style:list-style-name="L3">
      <style:text-properties officeooo:rsid="0027b017" officeooo:paragraph-rsid="0027b017"/>
    </style:style>
    <style:style style:name="P16" style:family="paragraph" style:parent-style-name="Table_20_Contents" style:list-style-name="L3">
      <style:text-properties officeooo:rsid="00353439" officeooo:paragraph-rsid="0027b017"/>
    </style:style>
    <style:style style:name="P17" style:family="paragraph" style:parent-style-name="Table_20_Contents" style:list-style-name="L3">
      <style:text-properties officeooo:rsid="002958d7" officeooo:paragraph-rsid="002958d7"/>
    </style:style>
    <style:style style:name="P18" style:family="paragraph" style:parent-style-name="Table_20_Contents" style:list-style-name="L2">
      <style:paragraph-properties fo:margin-left="0cm" fo:margin-right="0cm" fo:text-indent="-0.635cm" style:auto-text-indent="false"/>
      <style:text-properties fo:font-weight="bold" officeooo:rsid="0027b017" officeooo:paragraph-rsid="0027b017" style:font-weight-asian="bold" style:font-weight-complex="bold"/>
    </style:style>
    <style:style style:name="T1" style:family="text">
      <style:text-properties officeooo:rsid="001f462c"/>
    </style:style>
    <style:style style:name="T2" style:family="text">
      <style:text-properties officeooo:rsid="0020f48c"/>
    </style:style>
    <style:style style:name="T3" style:family="text">
      <style:text-properties officeooo:rsid="00228736"/>
    </style:style>
    <style:style style:name="T4" style:family="text">
      <style:text-properties officeooo:rsid="00231ccd"/>
    </style:style>
    <style:style style:name="T5" style:family="text">
      <style:text-properties officeooo:rsid="00241b61"/>
    </style:style>
    <style:style style:name="T6" style:family="text">
      <style:text-properties officeooo:rsid="0025bd0a"/>
    </style:style>
    <style:style style:name="T7" style:family="text">
      <style:text-properties officeooo:rsid="00353439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228736" style:font-size-asian="15pt" style:font-weight-asian="bold" style:font-size-complex="15pt" style:font-weight-complex="bold"/>
    </style:style>
    <style:style style:name="T10" style:family="text">
      <style:text-properties officeooo:rsid="002958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RELATÓRIO </text:span><text:span text:style-name="T8">ITERAÇÃO 1</text:span></text:p>
      <text:p text:style-name="P6"/>
      <text:p text:style-name="P7">Cronograma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FASE</text:p>
          </table:table-cell>
          <table:table-cell table:style-name="Table1.A1" office:value-type="string">
            <text:p text:style-name="P10">INÍCIO</text:p>
          </table:table-cell>
          <table:table-cell table:style-name="Table1.C1" office:value-type="string">
            <text:p text:style-name="P10">FINAL</text:p>
          </table:table-cell>
        </table:table-row>
        <table:table-row>
          <table:table-cell table:style-name="Table1.A2" office:value-type="string">
            <text:p text:style-name="P9">Concepção</text:p>
          </table:table-cell>
          <table:table-cell table:style-name="Table1.A2" office:value-type="string">
            <text:p text:style-name="P9">16/04/2014</text:p>
          </table:table-cell>
          <table:table-cell table:style-name="Table1.C2" office:value-type="string">
            <text:p text:style-name="P9">18/04/2014</text:p>
          </table:table-cell>
        </table:table-row>
        <table:table-row>
          <table:table-cell table:style-name="Table1.A2" office:value-type="string">
            <text:p text:style-name="P9">Elaboração</text:p>
          </table:table-cell>
          <table:table-cell table:style-name="Table1.A2" office:value-type="string">
            <text:p text:style-name="P9">18/04/2014</text:p>
          </table:table-cell>
          <table:table-cell table:style-name="Table1.C2" office:value-type="string">
            <text:p text:style-name="P9">23/04/2014</text:p>
          </table:table-cell>
        </table:table-row>
        <table:table-row>
          <table:table-cell table:style-name="Table1.A2" office:value-type="string">
            <text:p text:style-name="P9">Construção</text:p>
          </table:table-cell>
          <table:table-cell table:style-name="Table1.A2" office:value-type="string">
            <text:p text:style-name="P9">24/04/2014</text:p>
          </table:table-cell>
          <table:table-cell table:style-name="Table1.C2" office:value-type="string">
            <text:p text:style-name="P9">08/05/2014</text:p>
          </table:table-cell>
        </table:table-row>
        <table:table-row>
          <table:table-cell table:style-name="Table1.A2" office:value-type="string">
            <text:p text:style-name="P9">Transição</text:p>
          </table:table-cell>
          <table:table-cell table:style-name="Table1.A2" office:value-type="string">
            <text:p text:style-name="P9">09/05/2014</text:p>
          </table:table-cell>
          <table:table-cell table:style-name="Table1.C2" office:value-type="string">
            <text:p text:style-name="P9">09/05/2014</text:p>
          </table:table-cell>
        </table:table-row>
      </table:table>
      <text:p text:style-name="P7"/>
      <text:p text:style-name="P5"/>
      <text:p text:style-name="P5">Fase de Concepção</text:p>
      <text:p text:style-name="P1"/>
      <text:p text:style-name="P1">Nesta fase, após apresentação ao cliente do documento de visão, contendo o diagrama geral de casos de uso, foi feita uma breve reunião para definir qual das funcionalidades agregaria mais valor para o cliente <text:span text:style-name="T2">para a</text:span> primeira iteração. Foi definido, em comum acordo, que o caso de uso “Registrar frequência de Alunos” <text:span text:style-name="T2">seria abordado neste primeiro momento.</text:span></text:p>
      <text:p text:style-name="P1"/>
      <text:p text:style-name="P1"/>
      <text:p text:style-name="P5">Fase de Elaboração</text:p>
      <text:p text:style-name="P1"/>
      <text:p text:style-name="P1"><text:span text:style-name="T3">Nesta</text:span> fase <text:span text:style-name="T3">foi dado ênfase ao</text:span> projeto do sistema, buscando complementar o levantamento <text:span text:style-name="T3">e a</text:span> documentação do caso de uso <text:span text:style-name="T4">em foco. Como resultado desta fase, os seguintes artefados foram gerados:</text:span></text:p>
      <text:list xml:id="list8717105377055250878" text:style-name="L1">
        <text:list-item>
          <text:p text:style-name="P14">Detalhamento do caso de uso “<text:span text:style-name="T1">Registrar frequência de Alunos</text:span>”;</text:p>
        </text:list-item>
        <text:list-item>
          <text:p text:style-name="P14">Diagrama de classes <text:s/>conceitual (Análise);</text:p>
        </text:list-item>
      </text:list>
      <text:p text:style-name="P1"/>
      <text:p text:style-name="P5">Fase de Construção</text:p>
      <text:p text:style-name="P2">Na fase de construção, <text:span text:style-name="T5">foi começado</text:span> o desenvolvimento físico do software, <text:span text:style-name="T5">a </text:span>produção de códigos <text:span text:style-name="T5">para o </text:span>caso de uso “Registrar frequência de Alunos”.</text:p>
      <text:p text:style-name="P1"/>
      <text:p text:style-name="P1"/>
      <text:p text:style-name="P1"/>
      <text:p text:style-name="P5">Fase de Transição</text:p>
      <text:p text:style-name="P1"/>
      <text:p text:style-name="P3">Nesta fase <text:span text:style-name="T6">será feita</text:span> a entrega ("deployment") do software <text:span text:style-name="T6">e dos artefados gerados.</text:span></text:p>
      <text:p text:style-name="P3"/>
      <text:p text:style-name="P3"/>
      <text:p text:style-name="P8">Planejamento para a próxima iteração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string">
            <text:list xml:id="list2213888910550771398" text:style-name="L2">
              <text:list-header>
                <text:p text:style-name="P18">Entrega</text:p>
              </text:list-header>
            </text:list>
          </table:table-cell>
        </table:table-row>
        <table:table-row>
          <table:table-cell table:style-name="Table2.A2" office:value-type="string">
            <text:p text:style-name="P12">06/06/2014</text:p>
          </table:table-cell>
          <table:table-cell table:style-name="Table2.B2" office:value-type="string">
            <text:p text:style-name="P13">Continuação do caso de uso <text:s/>“<text:span text:style-name="T7">Registrar frequência de alunos” </text:span>produzindo os seguintes artefatos:</text:p>
            <text:list xml:id="list8874951333217380482" text:style-name="L3">
              <text:list-item>
                <text:p text:style-name="P15">Diagrama de Classes em nível de design;</text:p>
              </text:list-item>
              <text:list-item>
                <text:p text:style-name="P16">Teste<text:span text:style-name="T10">s</text:span> para o caso de uso “Registrar frequência de alunos”;</text:p>
              </text:list-item>
              <text:list-item>
                <text:p text:style-name="P15">Caso de Uso detalhado;</text:p>
              </text:list-item>
              <text:list-item>
                <text:p text:style-name="P17">Código fonte necessários para o funcionamento do caso de uso.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9:18:27.296644534</meta:creation-date>
    <dc:date>2014-05-09T19:58:05.896443303</dc:date>
    <meta:editing-duration>PT1H6M7S</meta:editing-duration>
    <meta:editing-cycles>9</meta:editing-cycles>
    <meta:generator>LibreOffice/4.2.3.3$Linux_X86_64 LibreOffice_project/420$Build-3</meta:generator>
    <dc:creator>Valdir Lavandoski</dc:creator>
    <meta:document-statistic meta:table-count="2" meta:image-count="0" meta:object-count="0" meta:page-count="1" meta:paragraph-count="36" meta:word-count="229" meta:character-count="1454" meta:non-whitespace-character-count="1266"/>
  </office:meta>
</office:document-meta>
</file>